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list-style-name="LFO3" style:family="paragraph"/>
    <style:style style:name="P29" style:parent-style-name="Standard" style:list-style-name="LFO3" style:family="paragraph"/>
    <style:style style:name="P30" style:parent-style-name="Standard" style:list-style-name="LFO3" style:family="paragraph"/>
    <style:style style:name="P31" style:parent-style-name="Standard" style:list-style-name="LFO3" style:family="paragraph"/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list-style-name="LFO4" style:family="paragraph"/>
    <style:style style:name="P34" style:parent-style-name="Standard" style:list-style-name="LFO4" style:family="paragraph"/>
    <style:style style:name="P35" style:parent-style-name="Standard" style:list-style-name="LFO4" style:family="paragraph"/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list-style-name="LFO5" style:family="paragraph"/>
    <style:style style:name="P38" style:parent-style-name="Standard" style:list-style-name="LFO5" style:family="paragraph"/>
    <style:style style:name="P39" style:parent-style-name="Standard" style:list-style-name="LFO5" style:family="paragraph"/>
    <style:style style:name="P40" style:parent-style-name="Standard" style:list-style-name="LFO5" style:family="paragraph"/>
    <style:style style:name="P41" style:parent-style-name="Standard" style:list-style-name="LFO5" style:family="paragraph"/>
    <style:style style:name="P42" style:parent-style-name="Standard" style:list-style-name="LFO5" style:family="paragraph"/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list-style-name="LFO6" style:family="paragraph"/>
    <style:style style:name="P45" style:parent-style-name="Standard" style:list-style-name="LFO6" style:family="paragraph"/>
    <style:style style:name="P46" style:parent-style-name="Standard" style:list-style-name="LFO6" style:family="paragraph"/>
    <style:style style:name="P47" style:parent-style-name="Standard" style:list-style-name="LFO6" style:family="paragraph"/>
    <style:style style:name="P48" style:parent-style-name="Standard" style:list-style-name="LFO6" style:family="paragraph"/>
    <style:style style:name="P49" style:parent-style-name="Standard" style:list-style-name="LFO6" style:family="paragraph"/>
    <style:style style:name="P50" style:parent-style-name="Standard" style:list-style-name="LFO6" style:family="paragraph"/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list-style-name="LFO7" style:family="paragraph"/>
    <style:style style:name="P53" style:parent-style-name="Standard" style:list-style-name="LFO7" style:family="paragraph"/>
    <style:style style:name="P54" style:parent-style-name="Standard" style:list-style-name="LFO7" style:family="paragraph"/>
    <style:style style:name="P55" style:parent-style-name="Standard" style:list-style-name="LFO7" style:family="paragraph"/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list-style-name="LFO8" style:family="paragraph"/>
    <style:style style:name="P58" style:parent-style-name="Standard" style:list-style-name="LFO8" style:family="paragraph"/>
    <style:style style:name="P59" style:parent-style-name="Standard" style:list-style-name="LFO8" style:family="paragraph"/>
    <style:style style:name="P60" style:parent-style-name="Standard" style:list-style-name="LFO8" style:family="paragraph"/>
    <style:style style:name="P61" style:parent-style-name="Standard" style:list-style-name="LFO8" style:family="paragraph"/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list-style-name="LFO9" style:family="paragraph"/>
  </office:automatic-styles>
  <office:body>
    <office:text text:use-soft-page-breaks="true">
      <text:p text:style-name="P1">Liste leçons physique</text:p>
      <text:p text:style-name="P2"/>
      <text:p text:style-name="P3">Thermo et phy stat:</text:p>
      <text:list text:style-name="LFO1" text:continue-numbering="true">
        <text:list-item>
          <text:p text:style-name="P4">Premier principe de la thermodynamique. <text:s/></text:p>
        </text:list-item>
        <text:list-item>
          <text:p text:style-name="P5"><text:s/>Gaz réels, gaz parfait</text:p>
        </text:list-item>
        <text:list-item>
          <text:p text:style-name="P6">Évolution et condition d'équilibre d'un système thermodynamique fermé.</text:p>
        </text:list-item>
        <text:list-item>
          <text:p text:style-name="P7"><text:s/>Machines thermiques réelles.</text:p>
        </text:list-item>
        <text:list-item>
          <text:p text:style-name="P8"><text:s/>Transitions de phase.</text:p>
        </text:list-item>
        <text:list-item>
          <text:p text:style-name="P9">Facteur de Boltzmann.</text:p>
        </text:list-item>
        <text:list-item>
          <text:p text:style-name="P10"><text:s/>Rayonnement d'équilibre thermique. Corps noir.</text:p>
        </text:list-item>
        <text:list-item>
          <text:p text:style-name="P11"><text:s/>Bilans thermiques : flux conductifs, convectifs et radiatifs. <text:s/></text:p>
        </text:list-item>
        <text:list-item>
          <text:p text:style-name="P12">Phénomènes de transport.</text:p>
        </text:list-item>
      </text:list>
      <text:p text:style-name="Standard"/>
      <text:p text:style-name="P13">Mécanique :</text:p>
      <text:list text:style-name="LFO2" text:continue-numbering="true">
        <text:list-item>
          <text:p text:style-name="P14">Contact entre deux solides. Frottement.</text:p>
        </text:list-item>
        <text:list-item>
          <text:p text:style-name="P15"><text:s/>Gravitation.</text:p>
        </text:list-item>
        <text:list-item>
          <text:p text:style-name="P16"><text:s/>Lois de<text:s/>conservation en dynamique.</text:p>
        </text:list-item>
        <text:list-item>
          <text:p text:style-name="P17">Caractère non galiléen du référentiel terrestre.</text:p>
        </text:list-item>
        <text:list-item>
          <text:p text:style-name="P18">Précession dans les domaines macroscopique et microscopique.</text:p>
        </text:list-item>
        <text:list-item>
          <text:p text:style-name="P19">Cinématique relativiste.</text:p>
        </text:list-item>
        <text:list-item>
          <text:p text:style-name="P20"><text:s/>Dynamique relativiste.</text:p>
        </text:list-item>
        <text:list-item>
          <text:p text:style-name="P21">Phénomènes de résonance dans différents domaines de la physique.</text:p>
        </text:list-item>
        <text:list-item>
          <text:p text:style-name="P22">Oscillateurs ; portraits de phase et non-linéarités.</text:p>
        </text:list-item>
        <text:list-item>
          <text:p text:style-name="P23"><text:s/>Notion de viscosité d'un fluide.</text:p>
        </text:list-item>
        <text:list-item>
          <text:p text:style-name="P24"><text:s/>Écoulements visqueux.</text:p>
        </text:list-item>
        <text:list-item>
          <text:p text:style-name="P25"><text:s/>Modèle de l'écoulement parfait d'un fluide.</text:p>
        </text:list-item>
        <text:list-item>
          <text:p text:style-name="P26"><text:s/><text:bookmark-start text:name="_Hlk36548537"/>Phénomènes interfaciaux<text:s/><text:bookmark-end text:name="_Hlk36548537"/>impliquant des fluides.</text:p>
        </text:list-item>
      </text:list>
      <text:p text:style-name="Standard"/>
      <text:p text:style-name="P27"><text:bookmark-start text:name="_Hlk37234823"/>EM</text:p>
      <text:list text:style-name="LFO3" text:continue-numbering="true">
        <text:list-item>
          <text:p text:style-name="P28">Ondes électromagnétiques dans les milieux diélectriques.</text:p>
        </text:list-item>
        <text:list-item>
          <text:p text:style-name="P29">Ondes électromagnétiques dans les milieux conducteurs.</text:p>
        </text:list-item>
        <text:list-item>
          <text:p text:style-name="P30">Rayonnement dipolaire électrique.</text:p>
        </text:list-item>
        <text:list-item>
          <text:p text:style-name="P31">Induction électromagnétique.</text:p>
        </text:list-item>
      </text:list>
      <text:p text:style-name="Standard"><text:bookmark-end text:name="_Hlk37234823"/></text:p>
      <text:p text:style-name="P32"><text:s/>Electronique :</text:p>
      <text:list text:style-name="LFO4" text:continue-numbering="true">
        <text:list-item>
          <text:p text:style-name="P33">Induction électromagnétique.</text:p>
        </text:list-item>
        <text:list-item>
          <text:p text:style-name="P34">Conversion de puissance électromécanique. <text:s/>( attention machine asynchrone plus au programme)</text:p>
        </text:list-item>
        <text:list-item>
          <text:p text:style-name="P35"><text:s/>Rétroaction et oscillations. <text:s/></text:p>
        </text:list-item>
      </text:list>
      <text:p text:style-name="Standard"/>
      <text:p text:style-name="P36"><text:bookmark-start text:name="_Hlk37234638"/>Ondes :</text:p>
      <text:list text:style-name="LFO5" text:continue-numbering="true">
        <text:list-item>
          <text:p text:style-name="P37"><text:s/>Traitement d'un signal.</text:p>
        </text:list-item>
        <text:list-item>
          <text:p text:style-name="P38">Étude spectrale.</text:p>
        </text:list-item>
        <text:list-item>
          <text:p text:style-name="P39">Ondes progressives, ondes stationnaires.</text:p>
        </text:list-item>
        <text:list-item>
          <text:p text:style-name="P40"><text:s/>Ondes acoustiques.</text:p>
        </text:list-item>
        <text:list-item>
          <text:p text:style-name="P41"><text:s/>Propagation guidée des ondes.</text:p>
        </text:list-item>
        <text:list-item>
          <text:p text:style-name="P42">Propagation avec dispersion.</text:p>
        </text:list-item>
      </text:list>
      <text:p text:style-name="Standard"><text:bookmark-end text:name="_Hlk37234638"/></text:p>
      <text:p text:style-name="P43">Optique et Laser :</text:p>
      <text:list text:style-name="LFO6" text:continue-numbering="true">
        <text:list-item>
          <text:p text:style-name="P44">Microscopies<text:s/>optiques.</text:p>
        </text:list-item>
        <text:list-item>
          <text:p text:style-name="P45">Présentation de l'optique géométrique à l'aide du principe de Fermat.</text:p>
        </text:list-item>
        <text:list-item>
          <text:p text:style-name="P46">Interférences à deux ondes en optique.</text:p>
        </text:list-item>
        <text:list-item>
          <text:p text:style-name="P47">Interférométrie à division d'amplitude.</text:p>
        </text:list-item>
        <text:list-item>
          <text:p text:style-name="P48">Diffraction de Fraunhofer.</text:p>
        </text:list-item>
        <text:list-item>
          <text:p text:style-name="P49">Diffraction par des structures périodiques.</text:p>
        </text:list-item>
        <text:list-item>
          <text:p text:style-name="P50">Absorption et émission de<text:s/>la lumière.</text:p>
        </text:list-item>
      </text:list>
      <text:p text:style-name="Standard"/>
      <text:p text:style-name="P51">Physique des solides et structure de la matière :</text:p>
      <text:list text:style-name="LFO7" text:continue-numbering="true">
        <text:list-item>
          <text:p text:style-name="P52">Mécanismes de la conduction électrique dans les solides.</text:p>
        </text:list-item>
        <text:list-item>
          <text:p text:style-name="P53">Capacités thermiques : description, interprétations microscopiques.</text:p>
        </text:list-item>
        <text:list-item>
          <text:p text:style-name="P54"><text:s/>Paramagnétisme, ferromagnétisme : approximation du champ moyen.</text:p>
        </text:list-item>
        <text:list-item>
          <text:p text:style-name="P55">Propriétés macroscopiques des corps ferromagnétiques.</text:p>
        </text:list-item>
      </text:list>
      <text:p text:style-name="Standard"/>
      <text:p text:style-name="P56">Mécanique quantique :</text:p>
      <text:list text:style-name="LFO8" text:continue-numbering="true">
        <text:list-item>
          <text:p text:style-name="P57"><text:s/>Aspects corpusculaires du rayonnement. Notion de photon.</text:p>
        </text:list-item>
        <text:list-item>
          <text:p text:style-name="P58"><text:s/>Aspects ondulatoires de la matière. Notion de fonction d'onde.</text:p>
        </text:list-item>
        <text:list-item>
          <text:p text:style-name="P59"><text:s/>Confinement d'une particule et quantification de l'énergie.</text:p>
        </text:list-item>
        <text:list-item>
          <text:p text:style-name="P60"><text:s/>Effet tunnel.</text:p>
        </text:list-item>
        <text:list-item>
          <text:p text:style-name="P61"><text:s/>Évolution temporelle d'un système quantique à deux niveaux.</text:p>
        </text:list-item>
      </text:list>
      <text:p text:style-name="Standard"/>
      <text:p text:style-name="P62">Particule et noyaux :<text:s/></text:p>
      <text:list text:style-name="LFO9" text:continue-numbering="true">
        <text:list-item>
          <text:p text:style-name="P63">Fusion, fission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5:40:00Z</meta:creation-date>
    <dc:date>2020-04-08T13:06:00Z</dc:date>
    <meta:template xlink:href="Normal" xlink:type="simple"/>
    <meta:editing-cycles>19</meta:editing-cycles>
    <meta:editing-duration>PT7440S</meta:editing-duration>
    <meta:document-statistic meta:page-count="2" meta:paragraph-count="4" meta:word-count="364" meta:character-count="2364" meta:row-count="16" meta:non-whitespace-character-count="2004"/>
  </office:meta>
</office:document-meta>
</file>